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none" svg:stroke-width="0.159cm" draw:marker-start-width="0.438cm" draw:marker-end-width="0.438cm" draw:fill="solid" draw:fill-color="#81d41a" draw:opacity="22%" draw:textarea-horizontal-align="justify" draw:textarea-vertical-align="middle" draw:auto-grow-height="false" fo:min-height="7.676cm" fo:min-width="7.515cm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width="0.159cm" draw:marker-start-width="0.438cm" draw:marker-end-width="0.438cm" draw:fill="solid" draw:fill-color="#5983b0" draw:opacity="24%" draw:textarea-horizontal-align="justify" draw:textarea-vertical-align="middle" draw:auto-grow-height="false" fo:min-height="12.795cm" fo:min-width="13.801cm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width="0.159cm" draw:marker-start-width="0.438cm" draw:marker-end-width="0.438cm" draw:fill-color="#5983b0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width="0.159cm" svg:stroke-color="#37c91e" draw:marker-start-width="0.438cm" draw:marker-end-width="0.438cm" draw:fill-color="#81d41a" draw:textarea-vertical-align="middle" fo:padding-top="0.204cm" fo:padding-bottom="0.204cm" fo:padding-left="0.329cm" fo:padding-right="0.329cm"/>
    </style:style>
    <style:style style:name="P1" style:family="paragraph">
      <loext:graphic-properties draw:fill="solid" draw:fill-color="#81d41a" draw:opacity="22%"/>
      <style:paragraph-properties fo:text-align="center"/>
    </style:style>
    <style:style style:name="P2" style:family="paragraph">
      <loext:graphic-properties draw:fill="solid" draw:fill-color="#5983b0" draw:opacity="24%"/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11.43cm" svg:x="17.145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0.447cm" svg:height="18.669cm" svg:x="1.905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3" draw:layer="layout" svg:width="17.398cm" svg:height="15.239cm" svg:x="2.413cm" svg:y="2.794cm" svg:viewBox="0 0 17399 15240" draw:points="4064,3810 3810,4318 0,10033 3937,15240 5588,13716 3810,10668 6731,6350 12319,4572 17399,1778 15494,0 8890,2921 5461,3429">
          <text:p/>
        </draw:polygon>
        <draw:polygon draw:style-name="gr4" draw:text-style-name="P4" draw:layer="layout" svg:width="10.032cm" svg:height="7.111cm" svg:x="18.161cm" svg:y="20.701cm" svg:viewBox="0 0 10033 7112" draw:points="254,6350 0,2032 6604,0 10033,2794 6985,6223 2540,7112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29:32.795561814</dc:date>
    <meta:editing-duration>PT6H54M52S</meta:editing-duration>
    <meta:editing-cycles>29</meta:editing-cycles>
    <meta:generator>LibreOffice/6.4.7.2$Linux_X86_64 LibreOffice_project/40$Build-2</meta:generator>
    <meta:document-statistic meta:object-count="4"/>
  </office:meta>
</office:document-meta>
</file>